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3.401cm" style:rel-column-width="13107*"/>
    </style:style>
    <style:style style:name="Таблица1.A1" style:family="table-cell">
      <style:table-cell-properties fo:padding="0.097cm" fo:border-left="0.5pt solid #000000" fo:border-right="none" fo:border-top="0.5pt solid #000000" fo:border-bottom="0.5pt solid #000000"/>
    </style:style>
    <style:style style:name="Таблица1.E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E2" style:family="table-cell">
      <style:table-cell-properties fo:padding="0.097cm" fo:border-left="0.5pt solid #000000" fo:border-right="0.5pt solid #000000" fo:border-top="none" fo:border-bottom="0.5pt solid #000000"/>
    </style:style>
    <style:style style:name="Таблица2" style:family="table">
      <style:table-properties style:width="17cm" table:align="margins" style:writing-mode="lr-tb"/>
    </style:style>
    <style:style style:name="Таблица2.A" style:family="table-column">
      <style:table-column-properties style:column-width="5.667cm" style:rel-column-width="21845*"/>
    </style:style>
    <style:style style:name="Таблица2.A1" style:family="table-cell">
      <style:table-cell-properties fo:padding="0.097cm" fo:border-left="0.5pt solid #000000" fo:border-right="none" fo:border-top="0.5pt solid #000000" fo:border-bottom="0.5pt solid #000000"/>
    </style:style>
    <style:style style:name="Таблица2.C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C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writing-mode="lr-tb"/>
    </style:style>
    <style:style style:name="Таблица3.A" style:family="table-column">
      <style:table-column-properties style:column-width="8.5cm" style:rel-column-width="32767*"/>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text-align="justify" style:justify-single-word="false"/>
      <style:text-properties style:font-name="Times New Roman" fo:font-size="14pt" officeooo:rsid="00102571" officeooo:paragraph-rsid="00102571" style:font-size-asian="12.25pt" style:font-size-complex="14pt"/>
    </style:style>
    <style:style style:name="P2" style:family="paragraph" style:parent-style-name="Preformatted_20_Text">
      <style:paragraph-properties fo:text-align="justify" style:justify-single-word="false"/>
      <style:text-properties style:font-name="Times New Roman" fo:font-size="14pt" style:font-size-asian="12.25pt" style:font-size-complex="14pt"/>
    </style:style>
    <style:style style:name="P3" style:family="paragraph" style:parent-style-name="Preformatted_20_Text">
      <style:paragraph-properties fo:text-align="justify" style:justify-single-word="false"/>
      <style:text-properties style:font-name="Times New Roman" fo:font-size="14pt" officeooo:paragraph-rsid="0012549b" style:font-size-asian="12.25pt" style:font-size-complex="14pt"/>
    </style:style>
    <style:style style:name="P4" style:family="paragraph" style:parent-style-name="Preformatted_20_Text">
      <style:paragraph-properties fo:text-align="start" style:justify-single-word="false"/>
      <style:text-properties style:font-name="Times New Roman" fo:font-size="14pt" fo:language="ru" fo:country="RU" style:font-size-asian="12.25pt" style:font-size-complex="14pt"/>
    </style:style>
    <style:style style:name="P5" style:family="paragraph" style:parent-style-name="Preformatted_20_Text">
      <style:paragraph-properties fo:text-align="justify" style:justify-single-word="false"/>
      <style:text-properties style:font-name="Times New Roman" fo:font-size="14pt" fo:language="ru" fo:country="RU" officeooo:rsid="0012549b" officeooo:paragraph-rsid="0012549b" style:font-size-asian="14pt" style:font-size-complex="14pt"/>
    </style:style>
    <style:style style:name="P6" style:family="paragraph" style:parent-style-name="Preformatted_20_Text">
      <style:paragraph-properties fo:margin-top="0cm" fo:margin-bottom="0.499cm" style:contextual-spacing="false" fo:text-align="start" style:justify-single-word="false" style:writing-mode="lr-tb"/>
      <style:text-properties style:font-name="Times New Roman" fo:font-size="14pt" fo:language="ru" fo:country="RU" officeooo:rsid="0012549b" officeooo:paragraph-rsid="0012549b" style:font-size-asian="14pt" style:font-size-complex="14pt"/>
    </style:style>
    <style:style style:name="P7" style:family="paragraph" style:parent-style-name="Preformatted_20_Text">
      <style:paragraph-properties fo:text-align="start" style:justify-single-word="false" style:writing-mode="lr-tb"/>
      <style:text-properties style:font-name="Times New Roman" fo:font-size="14pt" fo:language="ru" fo:country="RU" style:font-size-asian="14pt" style:font-size-complex="14pt"/>
    </style:style>
    <style:style style:name="P8" style:family="paragraph" style:parent-style-name="Preformatted_20_Text">
      <style:paragraph-properties fo:margin-top="0cm" fo:margin-bottom="0.499cm" style:contextual-spacing="false" fo:text-align="start" style:justify-single-word="false" style:writing-mode="lr-tb"/>
      <style:text-properties style:font-name="Times New Roman" fo:font-size="14pt" fo:language="ru" fo:country="RU" officeooo:paragraph-rsid="0012549b" style:font-size-asian="14pt" style:font-size-complex="14pt"/>
    </style:style>
    <style:style style:name="P9" style:family="paragraph" style:parent-style-name="Preformatted_20_Text">
      <style:paragraph-properties fo:margin-top="0cm" fo:margin-bottom="0.499cm" style:contextual-spacing="false" fo:text-align="start" style:justify-single-word="false" style:writing-mode="lr-tb"/>
      <style:text-properties style:font-name="Times New Roman" fo:font-size="14pt" fo:language="ru" fo:country="RU" officeooo:rsid="0012549b" officeooo:paragraph-rsid="00141cda" style:font-name-asian="Noto Sans Mono CJK SC" style:font-size-asian="14pt" style:font-name-complex="Liberation Mono" style:font-size-complex="14pt"/>
    </style:style>
    <style:style style:name="P10" style:family="paragraph" style:parent-style-name="Preformatted_20_Text">
      <style:paragraph-properties fo:margin-top="0cm" fo:margin-bottom="0.499cm" style:contextual-spacing="false" fo:text-align="start" style:justify-single-word="false" style:writing-mode="lr-tb"/>
      <style:text-properties style:font-name="Times New Roman" fo:font-size="14pt" fo:language="en" fo:country="US" style:font-size-asian="14pt" style:font-size-complex="14pt"/>
    </style:style>
    <style:style style:name="P11" style:family="paragraph" style:parent-style-name="Preformatted_20_Text">
      <style:paragraph-properties fo:text-align="start" style:justify-single-word="false" style:writing-mode="lr-tb"/>
    </style:style>
    <style:style style:name="P12" style:family="paragraph" style:parent-style-name="Standard">
      <style:paragraph-properties fo:text-align="justify" style:justify-single-word="false"/>
      <style:text-properties fo:font-size="14pt" officeooo:rsid="000c7a0a" officeooo:paragraph-rsid="000c7a0a" style:font-size-asian="12.25pt" style:font-size-complex="14pt"/>
    </style:style>
    <style:style style:name="P13" style:family="paragraph" style:parent-style-name="Standard">
      <style:paragraph-properties fo:text-align="justify" style:justify-single-word="false"/>
      <style:text-properties fo:font-size="14pt" officeooo:rsid="000e48e7" officeooo:paragraph-rsid="000e48e7" style:font-size-asian="12.25pt" style:font-size-complex="14pt"/>
    </style:style>
    <style:style style:name="P14" style:family="paragraph" style:parent-style-name="Standard">
      <style:paragraph-properties fo:text-align="justify" style:justify-single-word="false"/>
      <style:text-properties style:font-name="Times New Roman" fo:font-size="14pt" officeooo:rsid="000c7a0a" officeooo:paragraph-rsid="000c7a0a" style:font-size-asian="12.25pt" style:font-size-complex="14pt"/>
    </style:style>
    <style:style style:name="P15" style:family="paragraph" style:parent-style-name="Standard">
      <style:paragraph-properties fo:text-align="justify" style:justify-single-word="false"/>
      <style:text-properties style:font-name="Times New Roman" fo:font-size="14pt" officeooo:rsid="000c7a0a" officeooo:paragraph-rsid="0012549b" style:font-size-asian="12.25pt" style:font-size-complex="14pt"/>
    </style:style>
    <style:style style:name="P16"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4pt" officeooo:rsid="000c7a0a" officeooo:paragraph-rsid="0012549b" style:font-size-asian="12.25pt" style:font-size-complex="14pt"/>
    </style:style>
    <style:style style:name="P17" style:family="paragraph" style:parent-style-name="Standard">
      <style:paragraph-properties fo:margin-top="0cm" fo:margin-bottom="0cm" style:contextual-spacing="false" fo:line-height="100%" fo:text-align="start" style:justify-single-word="false" fo:orphans="0" fo:widows="0"/>
      <style:text-properties style:font-name="Times New Roman" fo:font-size="14pt" officeooo:rsid="000e48e7" officeooo:paragraph-rsid="000e48e7" style:font-size-asian="12.25pt" style:font-size-complex="14pt"/>
    </style:style>
    <style:style style:name="P18"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4pt" officeooo:paragraph-rsid="0012549b" style:font-size-asian="12.25pt" style:font-size-complex="14pt"/>
    </style:style>
    <style:style style:name="P19" style:family="paragraph" style:parent-style-name="Standard">
      <style:paragraph-properties fo:margin-top="0cm" fo:margin-bottom="0cm" style:contextual-spacing="false" fo:line-height="100%" fo:text-align="start" style:justify-single-word="false" fo:orphans="0" fo:widows="0"/>
      <style:text-properties style:font-name="Times New Roman" fo:font-size="14pt" officeooo:paragraph-rsid="000e48e7" style:font-size-asian="12.25pt" style:font-size-complex="14pt"/>
    </style:style>
    <style:style style:name="P20" style:family="paragraph" style:parent-style-name="Standard">
      <style:paragraph-properties fo:margin-top="0cm" fo:margin-bottom="0.499cm" style:contextual-spacing="false" fo:text-align="start" style:justify-single-word="false" style:writing-mode="lr-tb"/>
      <style:text-properties style:font-name="Times New Roman" fo:font-size="14pt" officeooo:rsid="0012549b" officeooo:paragraph-rsid="0015d420" style:font-size-asian="12.25pt" style:font-size-complex="14pt"/>
    </style:style>
    <style:style style:name="P21" style:family="paragraph" style:parent-style-name="Standard">
      <style:paragraph-properties fo:margin-top="0cm" fo:margin-bottom="0.499cm" style:contextual-spacing="false" fo:text-align="start" style:justify-single-word="false" style:writing-mode="lr-tb"/>
      <style:text-properties style:font-name="Times New Roman" fo:font-size="14pt" officeooo:rsid="0015d420" officeooo:paragraph-rsid="0015d420" style:font-size-asian="12.25pt" style:font-size-complex="14pt"/>
    </style:style>
    <style:style style:name="P22" style:family="paragraph" style:parent-style-name="Standard">
      <style:paragraph-properties fo:text-align="justify" style:justify-single-word="false"/>
      <style:text-properties style:font-name="Times New Roman" fo:font-size="14pt" fo:font-weight="bold" officeooo:rsid="000c7a0a" officeooo:paragraph-rsid="000c7a0a" style:font-size-asian="12.25pt" style:font-weight-asian="bold" style:font-size-complex="14pt" style:font-weight-complex="bold"/>
    </style:style>
    <style:style style:name="P23" style:family="paragraph" style:parent-style-name="Standard">
      <style:paragraph-properties fo:margin-top="0cm" fo:margin-bottom="0.499cm" style:contextual-spacing="false" fo:text-align="start" style:justify-single-word="false" style:writing-mode="lr-tb"/>
      <style:text-properties style:font-name="Times New Roman" fo:font-size="14pt" fo:font-weight="bold" officeooo:rsid="001766b3" officeooo:paragraph-rsid="001766b3" style:font-size-asian="12.25pt" style:font-weight-asian="bold" style:font-size-complex="14pt" style:font-weight-complex="bold"/>
    </style:style>
    <style:style style:name="P24" style:family="paragraph" style:parent-style-name="Standard">
      <style:paragraph-properties fo:margin-top="0cm" fo:margin-bottom="0.499cm" style:contextual-spacing="false" fo:text-align="start" style:justify-single-word="false" style:writing-mode="lr-tb"/>
      <style:text-properties style:font-name="Times New Roman" fo:font-size="14pt" fo:font-weight="normal" officeooo:rsid="001914ab" officeooo:paragraph-rsid="001914ab"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style:font-name="Times New Roman" fo:font-size="14pt" officeooo:rsid="000c7a0a" officeooo:paragraph-rsid="00141cda" style:font-name-asian="Noto Sans Mono CJK SC" style:font-size-asian="12.25pt" style:font-name-complex="Liberation Mono" style:font-size-complex="14pt"/>
    </style:style>
    <style:style style:name="P26" style:family="paragraph" style:parent-style-name="Standard">
      <style:paragraph-properties fo:margin-top="0cm" fo:margin-bottom="0cm" style:contextual-spacing="false" fo:line-height="100%" fo:text-align="start" style:justify-single-word="false" fo:orphans="0" fo:widows="0"/>
      <style:text-properties style:font-name="Times New Roman" fo:font-size="14pt" officeooo:paragraph-rsid="00141cda" style:font-name-asian="Noto Sans Mono CJK SC" style:font-size-asian="12.25pt" style:font-name-complex="Liberation Mono" style:font-size-complex="14pt"/>
    </style:style>
    <style:style style:name="P27" style:family="paragraph" style:parent-style-name="Standard">
      <style:paragraph-properties fo:margin-top="0cm" fo:margin-bottom="0cm" style:contextual-spacing="false" fo:line-height="100%" fo:text-align="start" style:justify-single-word="false" fo:orphans="0" fo:widows="0"/>
      <style:text-properties style:font-name="Times New Roman" fo:font-size="14pt" officeooo:rsid="0015d420" officeooo:paragraph-rsid="0015d420" style:font-name-asian="Noto Sans Mono CJK SC" style:font-size-asian="12.25pt" style:font-name-complex="Liberation Mono" style:font-size-complex="14pt"/>
    </style:style>
    <style:style style:name="P28" style:family="paragraph" style:parent-style-name="Standard">
      <style:paragraph-properties fo:text-align="justify" style:justify-single-word="false"/>
      <style:text-properties style:font-name="Times New Roman" fo:font-size="18pt" fo:font-weight="bold" officeooo:rsid="000c7a0a" officeooo:paragraph-rsid="000c7a0a" style:font-size-asian="18pt" style:font-weight-asian="bold" style:font-size-complex="18pt" style:font-weight-complex="bold"/>
    </style:style>
    <style:style style:name="P29" style:family="paragraph" style:parent-style-name="Standard">
      <style:paragraph-properties fo:margin-top="0cm" fo:margin-bottom="0.499cm" style:contextual-spacing="false" fo:text-align="start" style:justify-single-word="false" style:writing-mode="lr-tb"/>
      <style:text-properties style:font-name="Times New Roman" fo:font-size="18pt" fo:font-weight="bold" officeooo:rsid="001914ab" officeooo:paragraph-rsid="001914ab" style:font-size-asian="15.75pt" style:font-weight-asian="bold" style:font-size-complex="18pt" style:font-weight-complex="bold"/>
    </style:style>
    <style:style style:name="P30" style:family="paragraph" style:parent-style-name="Standard">
      <style:paragraph-properties fo:text-align="justify" style:justify-single-word="false"/>
      <style:text-properties officeooo:paragraph-rsid="000c7a0a"/>
    </style:style>
    <style:style style:name="P31" style:family="paragraph" style:parent-style-name="Standard">
      <style:paragraph-properties fo:text-align="justify" style:justify-single-word="false"/>
      <style:text-properties style:font-name="F" fo:font-size="14pt" officeooo:rsid="000c7a0a" officeooo:paragraph-rsid="000c7a0a" style:font-size-asian="12.25pt" style:font-size-complex="14pt"/>
    </style:style>
    <style:style style:name="P32" style:family="paragraph" style:parent-style-name="Table_20_Contents">
      <style:paragraph-properties fo:text-align="justify" style:justify-single-word="false"/>
      <style:text-properties style:font-name="Times New Roman" fo:font-size="14pt" style:font-size-asian="12.25pt" style:font-size-complex="14pt"/>
    </style:style>
    <style:style style:name="P33" style:family="paragraph" style:parent-style-name="Table_20_Contents">
      <style:paragraph-properties fo:text-align="start" style:justify-single-word="false"/>
      <style:text-properties style:font-name="Times New Roman" fo:font-size="14pt" style:font-size-asian="12.25pt" style:font-size-complex="14pt"/>
    </style:style>
    <style:style style:name="P34" style:family="paragraph" style:parent-style-name="Table_20_Contents">
      <style:paragraph-properties fo:text-align="justify" style:justify-single-word="false"/>
      <style:text-properties style:font-name="Times New Roman" fo:font-size="14pt" officeooo:rsid="00102571" officeooo:paragraph-rsid="00102571" style:font-size-asian="12.25pt" style:font-size-complex="14pt"/>
    </style:style>
    <style:style style:name="P35" style:family="paragraph" style:parent-style-name="Table_20_Contents">
      <style:paragraph-properties fo:text-align="justify" style:justify-single-word="false"/>
      <style:text-properties style:font-name="Times New Roman" fo:font-size="14pt" officeooo:rsid="00102571" officeooo:paragraph-rsid="00119368" style:font-size-asian="12.25pt" style:font-size-complex="14pt"/>
    </style:style>
    <style:style style:name="P36" style:family="paragraph" style:parent-style-name="Table_20_Contents">
      <style:paragraph-properties fo:text-align="center" style:justify-single-word="false"/>
      <style:text-properties style:font-name="Times New Roman" fo:font-size="14pt" officeooo:rsid="00102571" officeooo:paragraph-rsid="00102571" style:font-size-asian="12.25pt" style:font-size-complex="14pt"/>
    </style:style>
    <style:style style:name="P37" style:family="paragraph" style:parent-style-name="Table_20_Contents">
      <style:paragraph-properties fo:text-align="center" style:justify-single-word="false"/>
      <style:text-properties style:font-name="Times New Roman" fo:font-size="14pt" officeooo:rsid="00102571" style:font-size-asian="12.25pt" style:font-size-complex="14pt"/>
    </style:style>
    <style:style style:name="P38" style:family="paragraph" style:parent-style-name="Table_20_Contents">
      <style:paragraph-properties fo:text-align="start" style:justify-single-word="false"/>
      <style:text-properties style:font-name="Times New Roman" fo:font-size="14pt" officeooo:rsid="00102571" officeooo:paragraph-rsid="00102571" style:font-size-asian="12.25pt" style:font-size-complex="14pt"/>
    </style:style>
    <style:style style:name="P39" style:family="paragraph" style:parent-style-name="Table_20_Contents">
      <style:paragraph-properties fo:text-align="center" style:justify-single-word="false"/>
      <style:text-properties style:font-name="Times New Roman" fo:font-size="14pt" style:font-size-asian="12.25pt" style:font-size-complex="14pt"/>
    </style:style>
    <style:style style:name="P40" style:family="paragraph" style:parent-style-name="Table_20_Contents">
      <style:paragraph-properties fo:text-align="justify" style:justify-single-word="false"/>
      <style:text-properties style:font-name="Times New Roman" fo:font-size="14pt" officeooo:rsid="00119368" officeooo:paragraph-rsid="00119368" style:font-size-asian="12.25pt" style:font-size-complex="14pt"/>
    </style:style>
    <style:style style:name="P41" style:family="paragraph" style:parent-style-name="Table_20_Contents">
      <style:paragraph-properties fo:text-align="start" style:justify-single-word="false"/>
      <style:text-properties style:font-name="Times New Roman" fo:font-size="14pt" officeooo:rsid="001914ab" officeooo:paragraph-rsid="001914ab" style:font-size-asian="12.25pt" style:font-size-complex="14pt"/>
    </style:style>
    <style:style style:name="P42" style:family="paragraph" style:parent-style-name="Table_20_Contents">
      <style:paragraph-properties fo:text-align="start" style:justify-single-word="false"/>
      <style:text-properties style:font-name="Times New Roman" fo:font-size="14pt" officeooo:rsid="00141cda" officeooo:paragraph-rsid="00141cda" style:font-name-asian="Noto Sans Mono CJK SC" style:font-size-asian="12.25pt" style:font-name-complex="Liberation Mono" style:font-size-complex="14pt"/>
    </style:style>
    <style:style style:name="P43" style:family="paragraph" style:parent-style-name="Table_20_Contents">
      <style:paragraph-properties fo:text-align="start" style:justify-single-word="false"/>
      <style:text-properties style:font-name="Times New Roman" fo:font-size="14pt" officeooo:rsid="00141cda" officeooo:paragraph-rsid="0015d420" style:font-name-asian="Noto Sans Mono CJK SC" style:font-size-asian="12.25pt" style:font-name-complex="Liberation Mono" style:font-size-complex="14pt"/>
    </style:style>
    <style:style style:name="P44" style:family="paragraph" style:parent-style-name="Table_20_Contents">
      <style:paragraph-properties fo:text-align="start" style:justify-single-word="false"/>
      <style:text-properties style:font-name="Times New Roman" fo:font-size="14pt" officeooo:rsid="0015d420" officeooo:paragraph-rsid="0015d420" style:font-name-asian="Noto Sans Mono CJK SC" style:font-size-asian="12.25pt" style:font-name-complex="Liberation Mono" style:font-size-complex="14pt"/>
    </style:style>
    <style:style style:name="P45" style:family="paragraph" style:parent-style-name="Table_20_Contents">
      <style:paragraph-properties fo:text-align="start" style:justify-single-word="false"/>
      <style:text-properties style:font-name="Times New Roman" fo:font-size="14pt" fo:font-weight="bold" officeooo:rsid="001914ab" officeooo:paragraph-rsid="001914ab" style:font-size-asian="12.25pt" style:font-weight-asian="bold" style:font-size-complex="14pt" style:font-weight-complex="bold"/>
    </style:style>
    <style:style style:name="P46" style:family="paragraph" style:parent-style-name="Text_20_body">
      <style:paragraph-properties fo:text-align="justify" style:justify-single-word="false"/>
      <style:text-properties fo:font-size="14pt" officeooo:rsid="000c7a0a" officeooo:paragraph-rsid="000c7a0a" style:font-size-asian="12.25pt" style:font-size-complex="14pt"/>
    </style:style>
    <style:style style:name="P47" style:family="paragraph" style:parent-style-name="Text_20_body">
      <style:text-properties fo:font-size="14pt"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00c7a0a" officeooo:paragraph-rsid="000e48e7" style:font-size-asian="12.25pt" style:font-size-complex="14pt"/>
    </style:style>
    <style:style style:name="P49" style:family="paragraph" style:parent-style-name="Text_20_body">
      <style:paragraph-properties fo:text-align="justify" style:justify-single-word="false"/>
      <style:text-properties style:font-name="Times New Roman" fo:font-size="14pt" officeooo:rsid="000c7a0a" officeooo:paragraph-rsid="00102571" style:font-size-asian="12.25pt" style:font-size-complex="14pt"/>
    </style:style>
    <style:style style:name="P50" style:family="paragraph" style:parent-style-name="Text_20_body">
      <style:paragraph-properties fo:text-align="justify" style:justify-single-word="false"/>
      <style:text-properties style:font-name="Times New Roman" fo:font-size="14pt" officeooo:paragraph-rsid="00102571" style:font-size-asian="14pt" style:font-size-complex="14pt"/>
    </style:style>
    <style:style style:name="P51" style:family="paragraph" style:parent-style-name="Text_20_body">
      <style:paragraph-properties fo:text-align="start" style:justify-single-word="false"/>
      <style:text-properties style:font-name="Times New Roman" fo:font-size="14pt" officeooo:paragraph-rsid="00102571" style:font-size-asian="14pt" style:font-size-complex="14pt"/>
    </style:style>
    <style:style style:name="T1" style:family="text">
      <style:text-properties fo:color="#1155cc" loext:opacity="100%" style:font-name="Arial" fo:language="en" fo:country="US" style:text-underline-style="solid" style:text-underline-width="auto" style:text-underline-color="font-color" fo:font-weight="normal" style:font-name-asian="Times New Roman2" style:language-asian="ru" style:country-asian="RU" style:font-weight-asian="normal" style:font-name-complex="Arial1" style:font-weight-complex="normal"/>
    </style:style>
    <style:style style:name="T2" style:family="text">
      <style:text-properties fo:color="#1155cc" loext:opacity="100%" style:font-name="Arial" fo:language="en" fo:country="US" style:text-underline-style="solid" style:text-underline-width="auto" style:text-underline-color="font-color" fo:font-weight="normal" officeooo:rsid="000c7a0a" style:font-name-asian="Times New Roman2" style:language-asian="ru" style:country-asian="RU" style:font-weight-asian="normal" style:font-name-complex="Arial1" style:font-weight-complex="normal"/>
    </style:style>
    <style:style style:name="T3" style:family="text">
      <style:text-properties fo:color="#1155cc" loext:opacity="100%" style:font-name="Arial" fo:language="en" fo:country="US" style:text-underline-style="solid" style:text-underline-width="auto" style:text-underline-color="font-color" fo:font-weight="normal" officeooo:rsid="000c7a0a" style:font-name-asian="Times New Roman2" style:font-size-asian="12.25pt" style:language-asian="ru" style:country-asian="RU" style:font-weight-asian="normal" style:font-name-complex="Arial1" style:font-weight-complex="normal"/>
    </style:style>
    <style:style style:name="T4" style:family="text">
      <style:text-properties fo:color="#1155cc" loext:opacity="100%" style:font-name="Arial" fo:font-size="14pt" fo:language="en" fo:country="US" style:text-underline-style="solid" style:text-underline-width="auto" style:text-underline-color="font-color" fo:font-weight="normal" officeooo:rsid="000c7a0a" style:font-name-asian="Times New Roman2" style:font-size-asian="12.25pt" style:language-asian="ru" style:country-asian="RU" style:font-weight-asian="normal" style:font-name-complex="Arial1" style:font-size-complex="14pt" style:font-weight-complex="normal"/>
    </style:style>
    <style:style style:name="T5" style:family="text">
      <style:text-properties fo:language="ru" fo:country="RU"/>
    </style:style>
    <style:style style:name="T6" style:family="text">
      <style:text-properties fo:language="ru" fo:country="RU" fo:font-weight="normal" style:font-weight-asian="normal" style:font-weight-complex="normal"/>
    </style:style>
    <style:style style:name="T7" style:family="text">
      <style:text-properties style:font-name="Times New Roman" fo:font-size="14pt" fo:font-weight="normal" officeooo:rsid="000c7a0a" style:font-size-asian="12.25pt" style:font-weight-asian="normal" style:font-size-complex="14pt"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a0d22" style:font-weight-asian="normal" style:font-weight-complex="normal"/>
    </style:style>
    <style:style style:name="T10" style:family="text">
      <style:text-properties fo:font-size="14pt" style:font-size-asian="14pt" style:font-size-complex="14pt"/>
    </style:style>
    <style:style style:name="T11" style:family="text">
      <style:text-properties fo:font-size="14pt" fo:language="ru" fo:country="RU" fo:font-weight="normal" style:font-size-asian="14pt" style:font-weight-asian="normal" style:font-size-complex="14pt" style:font-weight-complex="normal"/>
    </style:style>
    <style:style style:name="T12" style:family="text">
      <style:text-properties fo:font-size="14pt" officeooo:rsid="000c7a0a" style:font-size-asian="12.25pt" style:font-size-complex="14pt"/>
    </style:style>
    <style:style style:name="T13" style:family="text">
      <style:text-properties fo:color="#000000" loext:opacity="100%" style:font-name="Arial" style:font-name-asian="Times New Roman2" style:language-asian="ru" style:country-asian="RU" style:font-name-complex="Arial1"/>
    </style:style>
    <style:style style:name="T14" style:family="text">
      <style:text-properties officeooo:rsid="00102571"/>
    </style:style>
    <style:style style:name="T15" style:family="text">
      <style:text-properties officeooo:rsid="00119368"/>
    </style:style>
    <style:style style:name="T16" style:family="text">
      <style:text-properties officeooo:rsid="001766b3" style:font-size-asian="12.25pt"/>
    </style:style>
    <style:style style:name="T17" style:family="text">
      <style:text-properties style:font-name="Segoe UI" fo:font-size="11.5pt" style:font-name-asian="Times New Roman2" style:font-size-asian="11.5pt" style:language-asian="ru" style:country-asian="RU" style:font-name-complex="Segoe UI1" style:font-size-complex="11.5pt"/>
    </style:style>
    <style:style style:name="T18" style:family="text">
      <style:text-properties style:font-name="Segoe UI" fo:font-size="11.5pt" style:text-underline-style="solid" style:text-underline-width="auto" style:text-underline-color="font-color" style:font-name-asian="Times New Roman2" style:font-size-asian="11.5pt" style:language-asian="ru" style:country-asian="RU" style:font-name-complex="Segoe UI1" style:font-size-complex="11.5pt"/>
    </style:style>
    <style:style style:name="T19" style:family="text">
      <style:text-properties officeooo:rsid="0015d420"/>
    </style:style>
    <style:style style:name="T20" style:family="text">
      <style:text-properties fo:color="#343a40" loext:opacity="100%" style:font-name="Segoe UI" fo:font-size="11.5pt" style:font-name-asian="Times New Roman2" style:font-size-asian="11.5pt" style:language-asian="ru" style:country-asian="RU" style:font-name-complex="Segoe UI1" style:font-size-complex="11.5pt"/>
    </style:style>
    <style:style style:name="T21" style:family="text">
      <style:text-properties fo:color="#343a40" loext:opacity="100%" style:font-name="Segoe UI" fo:font-size="11.5pt" style:font-size-asian="11.5pt" style:font-name-complex="Segoe UI1" style:font-size-complex="11.5pt"/>
    </style:style>
    <style:style style:name="T22" style:family="text">
      <style:text-properties fo:color="#343a40" loext:opacity="100%" style:font-name="Segoe UI" fo:font-size="11.5pt" officeooo:rsid="0015d420" style:font-size-asian="11.5pt" style:font-name-complex="Segoe UI1" style:font-size-complex="11.5pt"/>
    </style:style>
    <style:style style:name="T23" style:family="text">
      <style:text-properties fo:color="#343a40" loext:opacity="100%" style:font-name-complex="Segoe UI1"/>
    </style:style>
    <style:style style:name="T24" style:family="text">
      <style:text-properties fo:color="#1177d1" loext:opacity="100%" style:font-name="Segoe UI" fo:font-size="11.5pt" style:font-size-asian="11.5pt" style:font-name-complex="Segoe UI1" style:font-size-complex="11.5pt"/>
    </style:style>
    <style:style style:name="T25" style:family="text">
      <style:text-properties officeooo:rsid="001914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Задание 1:</text:p>
      <text:p text:style-name="P22"/>
      <text:p text:style-name="P30"><text:a xlink:type="simple" xlink:href="https://translate.google.com/?hl=ru" text:style-name="Default_20_Style" text:visited-style-name="Default_20_Style"><text:span text:style-name="T4">Google Translate</text:span></text:a><text:span text:style-name="T7"> - </text:span><text:span text:style-name="T11">веб-служба компании Google, предназначенная для автоматического перевода части текста или веб-страницы на другой язык.</text:span></text:p>
      <text:p text:style-name="P30"><text:span text:style-name="T6"/></text:p>
      <text:p text:style-name="P30"><text:a xlink:type="simple" xlink:href="http://www.translate.ru/" text:style-name="Default_20_Style" text:visited-style-name="Default_20_Style"><text:span text:style-name="Strong_20_Emphasis"><text:span text:style-name="T4">Promt (Commercial)</text:span></text:span></text:a><text:span text:style-name="T12"> - </text:span><text:span text:style-name="T10">многофункциональный </text:span><text:span text:style-name="Emphasis"><text:span text:style-name="T10">переводчик</text:span></text:span><text:span text:style-name="T10"> для решения любых задач по переводу в компаниях.</text:span></text:p>
      <text:p text:style-name="P12"/>
      <text:p text:style-name="P13">Рандомный текст:</text:p>
      <text:p text:style-name="P46">London is a famous and historic city. It is the capital of England in the United Kingdom. The city is quite popular for international tourism because London is home to one of the oldest-standing monarchies in the western hemisphere. Rita and Joanne recently traveled to London. They were very excited for their trip because this was their first journey overseas from the United States.</text:p>
      <text:p text:style-name="P47">Among the popular sights that Rita and Joanne visited are Big Ben, Buckingham Palace, and the London Eye. Big Ben is one of London’s most famous monuments. It is a large clock tower located at the northern end of Westminster Palace. The clock tower is 96 meters tall. Unfortunately, Rita and Joanne were only able to view the tower from the outside. The women learned that the tower’s interior is undergoing renovations until 2021.</text:p>
      <text:p text:style-name="P47">Fortunately, the London Eye, the city’s famous Ferris wheel, was open to the public. The London Eye is situated along the southern shores of the Thames River. This attraction stands 135 meters high. It is one of London’s most well-known spots for gaining aerial views of the city. Each capsule of the Ferris wheel can hold up to 25 passengers. When their capsule stopped at the top of the Ferris wheel, the women took spectacular panoramic photographs of the beautiful cityscape below.</text:p>
      <text:p text:style-name="P12"/>
      <text:p text:style-name="P31"/>
      <table:table table:name="Таблица1" table:style-name="Таблица1">
        <table:table-column table:style-name="Таблица1.A" table:number-columns-repeated="5"/>
        <table:table-row>
          <table:table-cell table:style-name="Таблица1.A1" office:value-type="string">
            <text:p text:style-name="P17"><text:span text:style-name="T13">Английское слово или словосочетание в тексте</text:span></text:p>
          </table:table-cell>
          <table:table-cell table:style-name="Таблица1.A1" office:value-type="string">
            <text:p text:style-name="P19"><text:span text:style-name="T13">Русское слово или словосочетание в тексте</text:span></text:p>
          </table:table-cell>
          <table:table-cell table:style-name="Таблица1.A1" office:value-type="string">
            <text:p text:style-name="P18"><text:a xlink:type="simple" xlink:href="https://translate.google.com/?hl=ru" text:style-name="Default_20_Style" text:visited-style-name="Default_20_Style"><text:span text:style-name="T2">Google Translate</text:span></text:a></text:p>
          </table:table-cell>
          <table:table-cell table:style-name="Таблица1.A1" office:value-type="string">
            <text:p text:style-name="P16"><text:a xlink:type="simple" xlink:href="http://www.translate.ru/" text:style-name="Default_20_Style" text:visited-style-name="Default_20_Style"><text:span text:style-name="Strong_20_Emphasis"><text:span text:style-name="T1">Promt (Commercial)</text:span></text:span></text:a></text:p>
          </table:table-cell>
          <table:table-cell table:style-name="Таблица1.E1" office:value-type="string">
            <text:p text:style-name="P19"><text:span text:style-name="T13">Ошибки и комментарии</text:span></text:p>
          </table:table-cell>
        </table:table-row>
        <table:table-row>
          <table:table-cell table:style-name="Таблица1.A2" office:value-type="string">
            <text:p text:style-name="P48">famous</text:p>
          </table:table-cell>
          <table:table-cell table:style-name="Таблица1.A2" office:value-type="string">
            <text:p text:style-name="P34">известный</text:p>
          </table:table-cell>
          <table:table-cell table:style-name="Таблица1.A2" office:value-type="string">
            <text:p text:style-name="P2"><text:bookmark text:name="tw-target-text1"/><text:span text:style-name="T5">известный</text:span></text:p>
          </table:table-cell>
          <table:table-cell table:style-name="Таблица1.A2" office:value-type="string">
            <text:p text:style-name="P32">известный</text:p>
          </table:table-cell>
          <table:table-cell table:style-name="Таблица1.E2" office:value-type="string">
            <text:p text:style-name="P36">-</text:p>
          </table:table-cell>
        </table:table-row>
        <table:table-row>
          <table:table-cell table:style-name="Таблица1.A2" office:value-type="string">
            <text:p text:style-name="P48">historic</text:p>
          </table:table-cell>
          <table:table-cell table:style-name="Таблица1.A2" office:value-type="string">
            <text:p text:style-name="P34">исторический</text:p>
          </table:table-cell>
          <table:table-cell table:style-name="Таблица1.A2" office:value-type="string">
            <text:p text:style-name="P2"><text:bookmark text:name="tw-target-text2"/><text:span text:style-name="T5">исторический</text:span></text:p>
          </table:table-cell>
          <table:table-cell table:style-name="Таблица1.A2" office:value-type="string">
            <text:p text:style-name="P32">исторический</text:p>
          </table:table-cell>
          <table:table-cell table:style-name="Таблица1.E2" office:value-type="string">
            <text:p text:style-name="P39">-</text:p>
          </table:table-cell>
        </table:table-row>
        <table:table-row>
          <table:table-cell table:style-name="Таблица1.A2" office:value-type="string">
            <text:p text:style-name="P48">capital</text:p>
          </table:table-cell>
          <table:table-cell table:style-name="Таблица1.A2" office:value-type="string">
            <text:p text:style-name="P34">столица</text:p>
          </table:table-cell>
          <table:table-cell table:style-name="Таблица1.A2" office:value-type="string">
            <text:p text:style-name="P34">капитал</text:p>
          </table:table-cell>
          <table:table-cell table:style-name="Таблица1.A2" office:value-type="string">
            <text:p text:style-name="P34">капитал</text:p>
          </table:table-cell>
          <table:table-cell table:style-name="Таблица1.E2" office:value-type="string">
            <text:p text:style-name="P38">Wrong meaning</text:p>
          </table:table-cell>
        </table:table-row>
        <table:table-row>
          <table:table-cell table:style-name="Таблица1.A2" office:value-type="string">
            <text:p text:style-name="P48">city</text:p>
          </table:table-cell>
          <table:table-cell table:style-name="Таблица1.A2" office:value-type="string">
            <text:p text:style-name="P34">город</text:p>
          </table:table-cell>
          <table:table-cell table:style-name="Таблица1.A2" office:value-type="string">
            <text:p text:style-name="P34">город</text:p>
          </table:table-cell>
          <table:table-cell table:style-name="Таблица1.A2" office:value-type="string">
            <text:p text:style-name="P34">город</text:p>
          </table:table-cell>
          <table:table-cell table:style-name="Таблица1.E2" office:value-type="string">
            <text:p text:style-name="P39">-</text:p>
          </table:table-cell>
        </table:table-row>
        <table:table-row>
          <table:table-cell table:style-name="Таблица1.A2" office:value-type="string">
            <text:p text:style-name="P48">quite</text:p>
          </table:table-cell>
          <table:table-cell table:style-name="Таблица1.A2" office:value-type="string">
            <text:p text:style-name="P1"><text:bookmark text:name="tw-target-text"/><text:span text:style-name="T5">довольно</text:span></text:p>
          </table:table-cell>
          <table:table-cell table:style-name="Таблица1.A2" office:value-type="string">
            <text:p text:style-name="P1"><text:bookmark text:name="tw-target-text3"/><text:span text:style-name="T5">довольно</text:span></text:p>
          </table:table-cell>
          <table:table-cell table:style-name="Таблица1.A2" office:value-type="string">
            <text:p text:style-name="P32">вполне</text:p>
          </table:table-cell>
          <table:table-cell table:style-name="Таблица1.E2" office:value-type="string">
            <text:p text:style-name="P37">-</text:p>
          </table:table-cell>
        </table:table-row>
        <text:soft-page-break/>
        <table:table-row>
          <table:table-cell table:style-name="Таблица1.A2" office:value-type="string">
            <text:p text:style-name="P48">international tourism</text:p>
          </table:table-cell>
          <table:table-cell table:style-name="Таблица1.A2" office:value-type="string">
            <text:p text:style-name="P38">международный туризм</text:p>
          </table:table-cell>
          <table:table-cell table:style-name="Таблица1.A2" office:value-type="string">
            <text:p text:style-name="P35">международный туризм</text:p>
          </table:table-cell>
          <table:table-cell table:style-name="Таблица1.A2" office:value-type="string">
            <text:p text:style-name="P32">международный туризм</text:p>
          </table:table-cell>
          <table:table-cell table:style-name="Таблица1.E2" office:value-type="string">
            <text:p text:style-name="P39">-</text:p>
          </table:table-cell>
        </table:table-row>
        <table:table-row>
          <table:table-cell table:style-name="Таблица1.A2" office:value-type="string">
            <text:p text:style-name="P49">western hemisphere</text:p>
          </table:table-cell>
          <table:table-cell table:style-name="Таблица1.A2" office:value-type="string">
            <text:p text:style-name="P34"><text:span text:style-name="T15">з</text:span>ападное полушарие</text:p>
          </table:table-cell>
          <table:table-cell table:style-name="Таблица1.A2" office:value-type="string">
            <text:p text:style-name="P35"><text:span text:style-name="T15">з</text:span>ападное полушарие</text:p>
          </table:table-cell>
          <table:table-cell table:style-name="Таблица1.A2" office:value-type="string">
            <text:p text:style-name="P35"><text:span text:style-name="T15">з</text:span>ападное полушарие</text:p>
          </table:table-cell>
          <table:table-cell table:style-name="Таблица1.E2" office:value-type="string">
            <text:p text:style-name="P39">-</text:p>
          </table:table-cell>
        </table:table-row>
        <table:table-row>
          <table:table-cell table:style-name="Таблица1.A2" office:value-type="string">
            <text:p text:style-name="P50"><text:span text:style-name="T14">t</text:span>he clock tower</text:p>
          </table:table-cell>
          <table:table-cell table:style-name="Таблица1.A2" office:value-type="string">
            <text:p text:style-name="P40">часовая башня</text:p>
          </table:table-cell>
          <table:table-cell table:style-name="Таблица1.A2" office:value-type="string">
            <text:p text:style-name="P4"><text:bookmark text:name="tw-target-text4"/>башня с часами</text:p>
            <text:p text:style-name="P33"/>
          </table:table-cell>
          <table:table-cell table:style-name="Таблица1.A2" office:value-type="string">
            <text:p text:style-name="P4"><text:bookmark text:name="tw-target-text5"/>башня с часами</text:p>
            <text:p text:style-name="P33"/>
          </table:table-cell>
          <table:table-cell table:style-name="Таблица1.E2" office:value-type="string">
            <text:p text:style-name="P39">Style</text:p>
          </table:table-cell>
        </table:table-row>
        <table:table-row>
          <table:table-cell table:style-name="Таблица1.A2" office:value-type="string">
            <text:p text:style-name="P50"><text:span text:style-name="T15">e</text:span>ach capsule</text:p>
          </table:table-cell>
          <table:table-cell table:style-name="Таблица1.A2" office:value-type="string">
            <text:p text:style-name="P34"><text:span text:style-name="T15">к</text:span>аждая капсула</text:p>
          </table:table-cell>
          <table:table-cell table:style-name="Таблица1.A2" office:value-type="string">
            <text:p text:style-name="P35"><text:span text:style-name="T15">к</text:span>аждая капсула</text:p>
          </table:table-cell>
          <table:table-cell table:style-name="Таблица1.A2" office:value-type="string">
            <text:p text:style-name="P35"><text:span text:style-name="T15">к</text:span>аждая капсула</text:p>
          </table:table-cell>
          <table:table-cell table:style-name="Таблица1.E2" office:value-type="string">
            <text:p text:style-name="P39">-</text:p>
          </table:table-cell>
        </table:table-row>
        <table:table-row>
          <table:table-cell table:style-name="Таблица1.A2" office:value-type="string">
            <text:p text:style-name="P51">the beautiful cityscape</text:p>
          </table:table-cell>
          <table:table-cell table:style-name="Таблица1.A2" office:value-type="string">
            <text:p text:style-name="P34"><text:span text:style-name="T15">к</text:span>расивый городской пейзаж</text:p>
          </table:table-cell>
          <table:table-cell table:style-name="Таблица1.A2" office:value-type="string">
            <text:p text:style-name="P2"><text:bookmark text:name="tw-target-text6"/><text:span text:style-name="T5">красивый городской пейзаж</text:span></text:p>
          </table:table-cell>
          <table:table-cell table:style-name="Таблица1.A2" office:value-type="string">
            <text:p text:style-name="P3"><text:bookmark text:name="tw-target-text7"/><text:span text:style-name="T5">красивый городской пейзаж</text:span></text:p>
          </table:table-cell>
          <table:table-cell table:style-name="Таблица1.E2" office:value-type="string">
            <text:p text:style-name="P39">-</text:p>
          </table:table-cell>
        </table:table-row>
      </table:table>
      <text:p text:style-name="P14"/>
      <text:p text:style-name="P15"><text:a xlink:type="simple" xlink:href="https://translate.google.com/?hl=ru" text:style-name="Default_20_Style" text:visited-style-name="Default_20_Style"><text:span text:style-name="T1">Google Translate</text:span></text:a><text:span text:style-name="T1">:</text:span> </text:p>
      <text:p text:style-name="P15"/>
      <text:p text:style-name="P5"><text:bookmark text:name="tw-target-text10"/>Лондон – знаменитый исторический город. Это столица Англии в Соединенном Королевстве. Город довольно популярен среди международного туризма, поскольку в Лондоне находится одна из старейших монархий западного полушария. Рита и Джоанна недавно побывали в Лондоне. Они были очень рады поездке, потому что это было их первое путешествие за границу из Соединенных Штатов.</text:p>
      <text:p text:style-name="P5"/>
      <text:p text:style-name="P7">Среди популярных достопримечательностей, которые посетили Рита и Джоанна, — Биг-Бен, Букингемский дворец и Лондонский глаз. Биг-Бен – один из самых известных памятников Лондона. Это большая башня с часами, расположенная в северной части Вестминстерского дворца. Башня с часами имеет высоту 96 метров. К сожалению, Рита и Джоанна смогли осмотреть башню только снаружи. Женщины узнали, что внутри башни ведутся ремонтные работы до 2021 года.</text:p>
      <text:p text:style-name="P7"/>
      <text:p text:style-name="P8">К счастью, «Лондонский глаз», знаменитое колесо обозрения города, было открыто для публики. Лондонский глаз расположен вдоль южного берега реки Темзы. Высота этой достопримечательности составляет 135 метров. Это одно из самых известных мест Лондона, откуда открывается вид на город с воздуха. Каждая капсула колеса обозрения вмещает до 25 пассажиров. Когда их капсула остановилась на вершине колеса обозрения, женщины сделали потрясающие панорамные фотографии прекрасного городского пейзажа внизу.</text:p>
      <text:p text:style-name="P6"><text:s/><text:a xlink:type="simple" xlink:href="http://www.translate.ru/" text:style-name="Default_20_Style" text:visited-style-name="Default_20_Style"><text:span text:style-name="Strong_20_Emphasis"><text:span text:style-name="T3">Promt (Commercial)</text:span></text:span></text:a><text:span text:style-name="Strong_20_Emphasis"><text:span text:style-name="T3">:</text:span></text:span> </text:p>
      <text:p text:style-name="P6">Лондон - известный и исторический город. Является столицей Англии в Великобритании. Город довольно популярен для международного туризма, <text:soft-page-break/>потому что Лондон является домом для одной из старейших монархий в западном полушарии. Рита и Джоан недавно ездили в Лондон. Они были очень взволнованы своей поездкой, потому что это было их первое путешествие за границу из Соединенных Штатов.</text:p>
      <text:p text:style-name="P6">Среди популярных достопримечательностей, которые посетили Рита и Джоан, - Биг-Бен, Букингемский дворец, Лондонский глаз. Биг-Бен - один из самых известных памятников Лондона. Это большая часовая башня, расположенная в северной части Вестминстерского дворца. Высота часовой башни - 96 метров. К сожалению, Рита и Джоан смогли осмотреть башню только снаружи. Женщины узнали, что интерьер башни ремонтируется до 2021 года.</text:p>
      <text:p text:style-name="P6">К счастью, Лондонский глаз, знаменитое в городе колесо обозрения, был открыт для публики. Лондонский Глаз расположен вдоль южных берегов реки Темзы. Эта достопримечательность стоит 135 метров в высоту. Это одно из самых известных мест Лондона для получения воздушного вида на город. Каждая капсула колеса обозрения может вместить до 25 пассажиров. Когда их капсула остановилась в верхней части колеса обозрения, женщины сделали впечатляющие панорамные фотографии красивого городского пейзажа внизу.</text:p>
      <table:table table:name="Таблица2" table:style-name="Таблица2">
        <table:table-column table:style-name="Таблица2.A" table:number-columns-repeated="3"/>
        <table:table-row>
          <table:table-cell table:style-name="Таблица2.A1" office:value-type="string">
            <text:p text:style-name="P42">Критерии</text:p>
          </table:table-cell>
          <table:table-cell table:style-name="Таблица2.A1" office:value-type="string">
            <text:p text:style-name="P25"><text:a xlink:type="simple" xlink:href="https://translate.google.com/?hl=ru" text:style-name="Default_20_Style" text:visited-style-name="Default_20_Style"><text:span text:style-name="T1">Google Translate</text:span></text:a></text:p>
          </table:table-cell>
          <table:table-cell table:style-name="Таблица2.C1" office:value-type="string">
            <text:p text:style-name="P9"><text:s/><text:a xlink:type="simple" xlink:href="http://www.translate.ru/" text:style-name="Default_20_Style" text:visited-style-name="Default_20_Style"><text:span text:style-name="Strong_20_Emphasis"><text:span text:style-name="T3">Promt (Commercial)</text:span></text:span></text:a></text:p>
          </table:table-cell>
        </table:table-row>
        <table:table-row>
          <table:table-cell table:style-name="Таблица2.A2" office:value-type="string">
            <text:p text:style-name="P26"><text:span text:style-name="T17">Затраты времени на выполнение </text:span><text:span text:style-name="T18">перевод</text:span><text:span text:style-name="T17">а</text:span></text:p>
          </table:table-cell>
          <table:table-cell table:style-name="Таблица2.A2" office:value-type="string">
            <text:p text:style-name="P42">Незначительно</text:p>
          </table:table-cell>
          <table:table-cell table:style-name="Таблица2.C2" office:value-type="string">
            <text:p text:style-name="P42">Незначительно</text:p>
          </table:table-cell>
        </table:table-row>
        <table:table-row>
          <table:table-cell table:style-name="Таблица2.A2" office:value-type="string">
            <text:p text:style-name="P26"><text:span text:style-name="T17">Необходимость специальной подготовки пользователя (компьютерные, языковые знания и т.п.)</text:span></text:p>
          </table:table-cell>
          <table:table-cell table:style-name="Таблица2.A2" office:value-type="string">
            <text:p text:style-name="P42">Базовые умения пользования компьютером и браузером.</text:p>
          </table:table-cell>
          <table:table-cell table:style-name="Таблица2.C2" office:value-type="string">
            <text:p text:style-name="P42">Базовые умения пользования компьютером и браузером.</text:p>
          </table:table-cell>
        </table:table-row>
        <table:table-row>
          <table:table-cell table:style-name="Таблица2.A2" office:value-type="string">
            <text:p text:style-name="P26"><text:span text:style-name="T17">Качество </text:span><text:a xlink:type="simple" xlink:href="https://edu.vsu.ru/mod/assign/view.php?id=217103" office:target-frame-name="Перевод" xlink:show="replace" text:style-name="Default_20_Style" text:visited-style-name="Default_20_Style"><text:span text:style-name="T18">перевод</text:span></text:a><text:span text:style-name="T17">а (целостность текста, стилистическая однородность, наличие ошибок и т.п.)</text:span></text:p>
          </table:table-cell>
          <table:table-cell table:style-name="Таблица2.A2" office:value-type="string">
            <text:p text:style-name="P43">Высокое качество, цельный перевод, стилистическая однородность, <text:span text:style-name="T19">каких-либо ошибок не обнаружено.</text:span></text:p>
          </table:table-cell>
          <table:table-cell table:style-name="Таблица2.C2" office:value-type="string">
            <text:p text:style-name="P43">Высокое качество, цельный перевод, стилистическая однородность, не совсем точно переведено имя одного персонажа, <text:span text:style-name="T19">местами не совсем уместный перевод.</text:span></text:p>
          </table:table-cell>
        </table:table-row>
        <table:table-row>
          <table:table-cell table:style-name="Таблица2.A2" office:value-type="string">
            <text:p text:style-name="P27"><text:span text:style-name="T20">Необходимость постредактирования</text:span></text:p>
          </table:table-cell>
          <table:table-cell table:style-name="Таблица2.A2" office:value-type="string">
            <text:p text:style-name="P44">Отсутствует</text:p>
          </table:table-cell>
          <table:table-cell table:style-name="Таблица2.C2" office:value-type="string">
            <text:p text:style-name="P44">За исключением имени героини отсутствует</text:p>
          </table:table-cell>
        </table:table-row>
      </table:table>
      <text:p text:style-name="P20"><text:span text:style-name="T21">Выберите 1 фрагмент и переведите его с языка оригинала на язык </text:span><text:a xlink:type="simple" xlink:href="https://edu.vsu.ru/mod/assign/view.php?id=217103" office:target-frame-name="Перевод" xlink:show="replace" text:style-name="Internet_20_link" text:visited-style-name="Visited_20_Internet_20_Link"><text:span text:style-name="Internet_20_link"><text:span text:style-name="T24">перевод</text:span></text:span></text:a><text:span text:style-name="T21">а, а затем полученный результат переведите снова на язык оригинала; сравните исходный и итоговый фрагмент; прокомментируйте</text:span><text:span text:style-name="T22">:</text:span></text:p>
      <text:p text:style-name="P21"><text:a xlink:type="simple" xlink:href="https://translate.google.com/?hl=ru" text:style-name="Default_20_Style" text:visited-style-name="Default_20_Style"><text:span text:style-name="T2">Google Translate</text:span></text:a><text:span text:style-name="T23"> </text:span></text:p>
      <text:p text:style-name="P10"><text:soft-page-break/>Luckily, the London Eye, the city's famous Ferris wheel, was open to the public</text:p>
      <text:p text:style-name="P23">Комментарий: <text:span text:style-name="T8">вновь переведённый </text:span><text:span text:style-name="T9">фрагмент</text:span><text:span text:style-name="T8"> сохраняет тот же смысл, но некоторые слова и словосочетания были заменены на слова со схожим значением.</text:span></text:p>
      <text:p text:style-name="P23"><text:span text:style-name="T8"/></text:p>
      <text:p text:style-name="P29">Задание 2:</text:p>
      <table:table table:name="Таблица3" table:style-name="Таблица3">
        <table:table-column table:style-name="Таблица3.A" table:number-columns-repeated="2"/>
        <table:table-row>
          <table:table-cell table:style-name="Таблица3.A1" office:value-type="string">
            <text:p text:style-name="P45">Автоматизированный перевод</text:p>
          </table:table-cell>
          <table:table-cell table:style-name="Таблица3.B1" office:value-type="string">
            <text:p text:style-name="P45">Автоматический перевод</text:p>
          </table:table-cell>
        </table:table-row>
        <table:table-row>
          <table:table-cell table:style-name="Таблица3.A2" office:value-type="string">
            <text:p text:style-name="P33"><text:span text:style-name="T25">П</text:span>еревод, выполненный не машиной, а человеком, но с использованием специального переводческого ПО</text:p>
          </table:table-cell>
          <table:table-cell table:style-name="Таблица3.B2" office:value-type="string">
            <text:p text:style-name="P33"><text:span text:style-name="T25">П</text:span>еревод, выполненный компьютерной программой</text:p>
          </table:table-cell>
        </table:table-row>
        <table:table-row>
          <table:table-cell table:style-name="Таблица3.A2" office:value-type="string">
            <text:p text:style-name="P33"><text:span text:style-name="T25">О</text:span>сновную работу выполняет переводчик, а специальные программы выступают только в качестве вспомогательного инструмента</text:p>
          </table:table-cell>
          <table:table-cell table:style-name="Таблица3.B2" office:value-type="string">
            <text:p text:style-name="P41">С помощью специальных программ перевод выполняется автоматически</text:p>
          </table:table-cell>
        </table:table-row>
        <table:table-row>
          <table:table-cell table:style-name="Таблица3.A2" office:value-type="string">
            <text:p text:style-name="P33"><text:span text:style-name="T25">О</text:span>беспечение единообразия терминов и общего соответствия (качества)</text:p>
          </table:table-cell>
          <table:table-cell table:style-name="Таблица3.B2" office:value-type="string">
            <text:p text:style-name="P33"><text:span text:style-name="T25">Б</text:span>ыстрый перевод низкого качества</text:p>
          </table:table-cell>
        </table:table-row>
      </table:table>
      <text:p text:style-name="P24"/>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6:10:32.186118178</meta:creation-date>
    <dc:date>2024-03-05T18:00:14.032962428</dc:date>
    <meta:editing-duration>PT32M35S</meta:editing-duration>
    <meta:editing-cycles>3</meta:editing-cycles>
    <meta:generator>LibreOffice/7.3.7.2$Linux_X86_64 LibreOffice_project/30$Build-2</meta:generator>
    <meta:document-statistic meta:table-count="3" meta:image-count="0" meta:object-count="0" meta:page-count="4" meta:paragraph-count="98" meta:word-count="905" meta:character-count="6505" meta:non-whitespace-character-count="5690"/>
  </office:meta>
</office:document-meta>
</file>